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Horizontal_20_Line"/>
      <text:h text:style-name="Heading_20_2" text:outline-level="2"><text:span text:style-name="Strong_20_Emphasis">🚀 Phase 1: Foundation &amp; User System </text:span></text:h>
      <text:p text:style-name="Quotations">Goal: Set up authentication, profiles, and basic communication</text:p>
      <text:h text:style-name="Heading_20_3" text:outline-level="3"><text:span text:style-name="Strong_20_Emphasis">1️⃣ Backend (Spring Boot + PostgreSQL)</text:span></text:h>
      <text:p text:style-name="Text_20_body">✅ Set up Spring Boot project with PostgreSQL<text:line-break/>✅ Implement <text:span text:style-name="Strong_20_Emphasis">user authentication</text:span> (JWT + Spring Security)<text:line-break/>✅ Design <text:span text:style-name="Strong_20_Emphasis">user schema</text:span> (profiles, skills, achievements)<text:line-break/>✅ Create API endpoints for user data<text:line-break/>✅ Deploy a basic backend on <text:span text:style-name="Strong_20_Emphasis">Render/Vercel/Fly.io</text:span></text:p>
      <text:h text:style-name="Heading_20_3" text:outline-level="3"><text:span text:style-name="Strong_20_Emphasis">2️⃣ Frontend (React + Tailwind CSS)</text:span></text:h>
      <text:p text:style-name="Text_20_body">✅ Set up <text:span text:style-name="Strong_20_Emphasis">React with Vite</text:span><text:line-break/>✅ Implement <text:span text:style-name="Strong_20_Emphasis">login/signup pages</text:span> (JWT authentication)<text:line-break/>✅ Create <text:span text:style-name="Strong_20_Emphasis">user dashboard &amp; profile page</text:span><text:line-break/>✅ Setup routing with <text:span text:style-name="Source_20_Text">react-router-dom</text:span><text:line-break/>✅ Connect frontend to backend API</text:p>
      <text:h text:style-name="Heading_20_3" text:outline-level="3"><text:span text:style-name="Strong_20_Emphasis">3️⃣ Real-time Communication (WebSockets in Spring Boot &amp; React)</text:span></text:h>
      <text:p text:style-name="Text_20_body">✅ Set up <text:span text:style-name="Strong_20_Emphasis">Spring Boot WebSocket server</text:span><text:line-break/>✅ Implement <text:span text:style-name="Strong_20_Emphasis">basic real-time chat</text:span> feature<text:line-break/>✅ Build <text:span text:style-name="Strong_20_Emphasis">group discussions/forums</text:span> (like Discord/Reddit threads)</text:p>
      <text:p text:style-name="Horizontal_20_Line"/>
      <text:h text:style-name="Heading_20_2" text:outline-level="2"><text:span text:style-name="Strong_20_Emphasis">🔥 Phase 2: Coding Contests System </text:span></text:h>
      <text:p text:style-name="Quotations">Goal: Implement a <text:span text:style-name="Strong_20_Emphasis">LeetCode-style coding contest system</text:span></text:p>
      <text:h text:style-name="Heading_20_3" text:outline-level="3"><text:span text:style-name="Strong_20_Emphasis">4️⃣ Contest System Backend</text:span></text:h>
      <text:p text:style-name="Text_20_body">✅ Create <text:span text:style-name="Strong_20_Emphasis">contest schema</text:span> (title, duration, problems, participants)<text:line-break/>✅ Develop API for <text:span text:style-name="Strong_20_Emphasis">contest creation &amp; participation</text:span><text:line-break/>✅ Implement <text:span text:style-name="Strong_20_Emphasis">leaderboard tracking</text:span> in PostgreSQL<text:line-break/>✅ Setup <text:span text:style-name="Strong_20_Emphasis">WebSocket for real-time updates</text:span> (e.g., live rank updates)</text:p>
      <text:h text:style-name="Heading_20_3" text:outline-level="3"><text:span text:style-name="Strong_20_Emphasis">5️⃣ Problem Submission &amp; Judging System</text:span></text:h>
      <text:p text:style-name="Text_20_body">✅ Implement <text:span text:style-name="Strong_20_Emphasis">problem schema</text:span> (title, description, constraints, test cases)<text:line-break/>✅ Allow <text:span text:style-name="Strong_20_Emphasis">users to submit code</text:span><text:line-break/>✅ Set up a <text:span text:style-name="Strong_20_Emphasis">code execution system</text:span> using <text:span text:style-name="Strong_20_Emphasis">Docker</text:span><text:line-break/>✅ Support multiple languages (Python, Java, C++)<text:line-break/>✅ Implement <text:span text:style-name="Strong_20_Emphasis">automated scoring</text:span> &amp; test case evaluation</text:p>
      <text:h text:style-name="Heading_20_3" text:outline-level="3"><text:soft-page-break/><text:span text:style-name="Strong_20_Emphasis">6️⃣ Frontend for Contests</text:span></text:h>
      <text:p text:style-name="Text_20_body">✅ Contest listing page<text:line-break/>✅ Contest participation UI<text:line-break/>✅ Code editor using <text:span text:style-name="Strong_20_Emphasis">Monaco Editor (VS Code editor for React)</text:span><text:line-break/>✅ Submission &amp; leaderboard page</text:p>
      <text:p text:style-name="Horizontal_20_Line"/>
      <text:h text:style-name="Heading_20_2" text:outline-level="2"><text:span text:style-name="Strong_20_Emphasis">💡 Phase 3: Gamification &amp; Engagement </text:span></text:h>
      <text:p text:style-name="Quotations">Goal: Make the platform <text:span text:style-name="Strong_20_Emphasis">engaging &amp; competitive</text:span></text:p>
      <text:h text:style-name="Heading_20_3" text:outline-level="3"><text:span text:style-name="Strong_20_Emphasis">7️⃣ Badges, Ranks &amp; Achievements</text:span></text:h>
      <text:p text:style-name="Text_20_body">✅ Implement <text:span text:style-name="Strong_20_Emphasis">XP &amp; ranking system</text:span> based on contest performance<text:line-break/>✅ Create <text:span text:style-name="Strong_20_Emphasis">badges &amp; milestones</text:span> (e.g., "Problem Solver", "Top Coder")<text:line-break/>✅ Display <text:span text:style-name="Strong_20_Emphasis">leaderboards</text:span></text:p>
      <text:h text:style-name="Heading_20_3" text:outline-level="3"><text:span text:style-name="Strong_20_Emphasis">8️⃣ Networking &amp; Mentorship</text:span></text:h>
      <text:p text:style-name="Text_20_body">✅ Add <text:span text:style-name="Strong_20_Emphasis">friend system</text:span> (follow/unfollow)<text:line-break/>✅ Implement <text:span text:style-name="Strong_20_Emphasis">mentorship program</text:span> (connect juniors with seniors)<text:line-break/>✅ Allow <text:span text:style-name="Strong_20_Emphasis">project showcasing</text:span> (users share projects, get feedback)</text:p>
      <text:h text:style-name="Heading_20_3" text:outline-level="3"><text:span text:style-name="Strong_20_Emphasis">9️⃣ Job &amp; Internship Listings</text:span></text:h>
      <text:p text:style-name="Text_20_body">✅ Create a <text:span text:style-name="Strong_20_Emphasis">job board</text:span> where companies post internships<text:line-break/>✅ Allow users to <text:span text:style-name="Strong_20_Emphasis">apply for opportunities</text:span></text:p>
      <text:p text:style-name="Horizontal_20_Line"/>
      <text:h text:style-name="Heading_20_2" text:outline-level="2"><text:span text:style-name="Strong_20_Emphasis">🌎 Phase 4: Scaling &amp; Deployment </text:span></text:h>
      <text:p text:style-name="Quotations">Goal: Make the platform <text:span text:style-name="Strong_20_Emphasis">production-ready &amp; scalable</text:span></text:p>
      <text:h text:style-name="Heading_20_3" text:outline-level="3"><text:span text:style-name="Strong_20_Emphasis">🔧 Backend Scaling</text:span></text:h>
      <text:p text:style-name="Text_20_body">✅ Implement <text:span text:style-name="Strong_20_Emphasis">Redis caching</text:span> for fast leaderboard updates<text:line-break/>✅ Optimize <text:span text:style-name="Strong_20_Emphasis">database queries</text:span> (PostgreSQL indexing, pagination)<text:line-break/>✅ Secure <text:span text:style-name="Strong_20_Emphasis">WebSockets &amp; API endpoints</text:span></text:p>
      <text:h text:style-name="Heading_20_3" text:outline-level="3"><text:span text:style-name="Strong_20_Emphasis">🔗 Frontend Enhancements</text:span></text:h>
      <text:p text:style-name="Text_20_body">✅ Improve <text:span text:style-name="Strong_20_Emphasis">UI/UX with Material UI / Tailwind</text:span><text:line-break/>✅ Optimize <text:span text:style-name="Strong_20_Emphasis">SEO &amp; performance</text:span><text:line-break/>✅ Add <text:span text:style-name="Strong_20_Emphasis">progressive web app (PWA) features</text:span></text:p>
      <text:h text:style-name="Heading_20_3" text:outline-level="3"><text:span text:style-name="Strong_20_Emphasis">🚀 Deployment &amp; Monetization</text:span></text:h>
      <text:p text:style-name="Text_20_body">✅ Deploy on <text:span text:style-name="Strong_20_Emphasis">AWS/GCP/Vercel</text:span><text:line-break/>✅ Consider <text:span text:style-name="Strong_20_Emphasis">premium features</text:span> (paid mentorship, special contests)</text:p>
      <text:p text:style-name="Standard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8T19:31:42.750745584</meta:creation-date>
    <dc:date>2025-02-18T19:37:27.795531827</dc:date>
    <meta:editing-duration>PT5M45S</meta:editing-duration>
    <meta:editing-cycles>1</meta:editing-cycles>
    <meta:document-statistic meta:table-count="0" meta:image-count="0" meta:object-count="0" meta:page-count="3" meta:paragraph-count="32" meta:word-count="409" meta:character-count="2665" meta:non-whitespace-character-count="2284"/>
    <meta:generator>LibreOffice/24.8.4.2$Linux_X86_64 LibreOffice_project/480$Build-2</meta:generator>
  </office:meta>
</office:document-meta>
</file>